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end="Symmetric_20_Arrow" draw:fill-color="#ffff99" draw:textarea-horizontal-align="justify" draw:textarea-vertical-align="middle" draw:auto-grow-height="false" fo:min-height="0.29cm" fo:min-width="0.309cm"/>
    </style:style>
    <style:style style:name="gr2" style:family="graphic" style:parent-style-name="standard">
      <style:graphic-properties draw:marker-end="Symmetric_20_Arrow" draw:fill-color="#ffff99" draw:textarea-horizontal-align="justify" draw:textarea-vertical-align="middle" draw:auto-grow-height="false" fo:min-height="0.29cm" fo:min-width="0.938cm"/>
    </style:style>
    <style:style style:name="gr3" style:family="graphic" style:parent-style-name="standard">
      <style:graphic-properties draw:marker-end="Symmetric_20_Arrow" draw:fill-color="#ffff99" draw:textarea-horizontal-align="justify" draw:textarea-vertical-align="middle" draw:auto-grow-height="false" fo:min-height="0.29cm" fo:min-width="1.745cm"/>
    </style:style>
    <style:style style:name="gr4" style:family="graphic" style:parent-style-name="standard">
      <style:graphic-properties draw:marker-end="Symmetric_20_Arrow" draw:fill-color="#66ccff" draw:textarea-horizontal-align="justify" draw:textarea-vertical-align="middle" draw:auto-grow-height="false" fo:min-height="0.385cm" fo:min-width="0.516cm"/>
    </style:style>
    <style:style style:name="gr5" style:family="graphic" style:parent-style-name="standard">
      <style:graphic-properties draw:marker-end="Symmetric_20_Arrow" draw:fill-color="#66ccff" draw:textarea-horizontal-align="justify" draw:textarea-vertical-align="middle" draw:auto-grow-height="false" fo:min-height="0.385cm" fo:min-width="0.77cm"/>
    </style:style>
    <style:style style:name="gr6" style:family="graphic" style:parent-style-name="standard">
      <style:graphic-properties draw:marker-end="Symmetric_20_Arrow" draw:fill-color="#66ccff" draw:textarea-horizontal-align="justify" draw:textarea-vertical-align="middle" draw:auto-grow-height="false" fo:min-height="0.385cm" fo:min-width="1.935cm"/>
    </style:style>
    <style:style style:name="gr7" style:family="graphic" style:parent-style-name="objectwithoutfill">
      <style:graphic-properties draw:marker-end="Symmetric_20_Arrow" draw:marker-end-width="0.3cm" draw:fill="none" draw:textarea-vertical-align="middle"/>
    </style:style>
    <style:style style:name="gr8" style:family="graphic" style:parent-style-name="standard">
      <style:graphic-properties draw:marker-end="Symmetric_20_Arrow" draw:fill-color="#66ccff" draw:textarea-horizontal-align="justify" draw:textarea-vertical-align="middle" draw:auto-grow-height="false" fo:min-height="0.31cm" fo:min-width="2.885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-color="#ffff99"/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-color="#66ccff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143cm" svg:height="0.762cm" svg:x="9.763cm" svg:y="2.016cm">
          <text:p text:style-name="P1">/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2.032cm" svg:height="0.762cm" svg:x="4.556cm" svg:y="3.413cm">
          <text:p text:style-name="P3"><text:span text:style-name="T1">americ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2.032cm" svg:height="0.762cm" svg:x="7.604cm" svg:y="3.413cm">
          <text:p text:style-name="P3"><text:span text:style-name="T1">unite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2.032cm" svg:height="0.762cm" svg:x="10.779cm" svg:y="3.413cm">
          <text:p text:style-name="P3"><text:span text:style-name="T1">stat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3.175cm" svg:height="0.762cm" svg:x="14.081cm" svg:y="3.413cm">
          <text:p text:style-name="P3"><text:span text:style-name="T1">unitedstat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2.032cm" svg:height="0.762cm" svg:x="3.786cm" svg:y="5.064cm">
          <text:p text:style-name="P3"><text:span text:style-name="T1">nat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draw:layer="layout" svg:width="1.016cm" svg:height="0.635cm" svg:x="6.007cm" svg:y="5.191cm">
          <text:p text:style-name="P1"><text:span text:style-name="T1">A.tx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0.762cm" svg:x="7.58cm" svg:y="5.114cm">
          <text:p text:style-name="P3"><text:span text:style-name="T1">stat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2.032cm" svg:height="0.762cm" svg:x="9.905cm" svg:y="5.114cm">
          <text:p text:style-name="P3"><text:span text:style-name="T1">unite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2.032cm" svg:height="0.762cm" svg:x="12.206cm" svg:y="5.115cm">
          <text:p text:style-name="P3"><text:span text:style-name="T1">us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1.27cm" svg:height="0.635cm" svg:x="14.589cm" svg:y="5.191cm">
          <text:p text:style-name="P1"><text:span text:style-name="T1">B.java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27cm" svg:height="0.635cm" svg:x="16.189cm" svg:y="5.191cm">
          <text:p text:style-name="P1"><text:span text:style-name="T1">A.jav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016cm" svg:height="0.635cm" svg:x="17.807cm" svg:y="5.191cm">
          <text:p text:style-name="P1"><text:span text:style-name="T1">A.tx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0.762cm" svg:x="10.28cm" svg:y="6.814cm">
          <text:p text:style-name="P3"><text:span text:style-name="T1">stat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2.032cm" svg:height="0.762cm" svg:x="7.557cm" svg:y="6.814cm">
          <text:p text:style-name="P3"><text:span text:style-name="T1">americ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2.435cm" svg:height="0.635cm" svg:x="7.388cm" svg:y="8.291cm">
          <text:p text:style-name="P1"><text:span text:style-name="T1">loveLetter.txt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9.89cm" svg:y1="2.651cm" svg:x2="9.382cm" svg:y2="3.54cm">
          <text:p/>
        </draw:line>
        <draw:line draw:style-name="gr7" draw:text-style-name="P6" draw:layer="layout" svg:x1="9.763cm" svg:y1="2.397cm" svg:x2="6.334cm" svg:y2="3.54cm">
          <text:p/>
        </draw:line>
        <draw:line draw:style-name="gr7" draw:text-style-name="P6" draw:layer="layout" svg:x1="10.779cm" svg:y1="2.651cm" svg:x2="11.16cm" svg:y2="3.54cm">
          <text:p/>
        </draw:line>
        <draw:line draw:style-name="gr7" draw:text-style-name="P6" draw:layer="layout" svg:x1="10.906cm" svg:y1="2.397cm" svg:x2="15.097cm" svg:y2="3.413cm">
          <text:p/>
        </draw:line>
        <draw:line draw:style-name="gr7" draw:text-style-name="P6" draw:layer="layout" svg:x1="5.191cm" svg:y1="4.175cm" svg:x2="4.81cm" svg:y2="5.064cm">
          <text:p/>
        </draw:line>
        <draw:line draw:style-name="gr7" draw:text-style-name="P6" draw:layer="layout" svg:x1="5.953cm" svg:y1="4.175cm" svg:x2="6.461cm" svg:y2="5.191cm">
          <text:p/>
        </draw:line>
        <draw:line draw:style-name="gr7" draw:text-style-name="P6" draw:layer="layout" svg:x1="8.62cm" svg:y1="4.175cm" svg:x2="8.62cm" svg:y2="5.064cm">
          <text:p/>
        </draw:line>
        <draw:line draw:style-name="gr7" draw:text-style-name="P6" draw:layer="layout" svg:x1="8.62cm" svg:y1="5.826cm" svg:x2="8.62cm" svg:y2="6.842cm">
          <text:p/>
        </draw:line>
        <draw:line draw:style-name="gr7" draw:text-style-name="P6" draw:layer="layout" svg:x1="11.414cm" svg:y1="4.175cm" svg:x2="10.906cm" svg:y2="5.191cm">
          <text:p/>
        </draw:line>
        <draw:line draw:style-name="gr7" draw:text-style-name="P6" draw:layer="layout" svg:x1="12.176cm" svg:y1="4.175cm" svg:x2="13.192cm" svg:y2="5.191cm">
          <text:p/>
        </draw:line>
        <draw:line draw:style-name="gr7" draw:text-style-name="P6" draw:layer="layout" svg:x1="15.351cm" svg:y1="4.175cm" svg:x2="15.224cm" svg:y2="5.191cm">
          <text:p/>
        </draw:line>
        <draw:line draw:style-name="gr7" draw:text-style-name="P6" draw:layer="layout" svg:x1="16.113cm" svg:y1="4.175cm" svg:x2="16.748cm" svg:y2="5.191cm">
          <text:p/>
        </draw:line>
        <draw:line draw:style-name="gr7" draw:text-style-name="P6" draw:layer="layout" svg:x1="16.748cm" svg:y1="4.048cm" svg:x2="18.145cm" svg:y2="5.191cm">
          <text:p/>
        </draw:line>
        <draw:line draw:style-name="gr7" draw:text-style-name="P6" draw:layer="layout" svg:x1="11.033cm" svg:y1="5.938cm" svg:x2="11.287cm" svg:y2="6.827cm">
          <text:p/>
        </draw:line>
        <draw:line draw:style-name="gr7" draw:text-style-name="P6" draw:layer="layout" svg:x1="8.62cm" svg:y1="7.604cm" svg:x2="8.62cm" svg:y2="8.239cm">
          <text:p/>
        </draw:line>
        <draw:custom-shape draw:style-name="gr8" draw:text-style-name="P5" draw:layer="layout" svg:width="3.385cm" svg:height="0.56cm" svg:x="10.488cm" svg:y="8.366cm">
          <text:p text:style-name="P1"><text:span text:style-name="T1">mysteryNovel.txt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1.668cm" svg:y1="7.604cm" svg:x2="12.176cm" svg:y2="8.3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5T08:32:53.757687671</meta:creation-date>
    <dc:date>2018-09-05T10:42:15.020972130</dc:date>
    <meta:editing-duration>PT2H9M17S</meta:editing-duration>
    <meta:editing-cycles>8</meta:editing-cycles>
    <meta:generator>LibreOffice/5.1.6.2$Linux_X86_64 LibreOffice_project/10m0$Build-2</meta:generator>
    <meta:document-statistic meta:object-count="33"/>
  </office:meta>
</office:document-meta>
</file>